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talique_20_pour_20_illustrations">
      <style:paragraph-properties fo:margin-left="0cm" fo:margin-right="0cm" fo:text-indent="0cm" style:auto-text-indent="false"/>
      <style:text-properties officeooo:rsid="03983100" officeooo:paragraph-rsid="03983100"/>
    </style:style>
    <style:style style:name="P2" style:family="paragraph" style:parent-style-name="Standard">
      <style:text-properties officeooo:paragraph-rsid="04b93026"/>
    </style:style>
    <style:style style:name="P3" style:family="paragraph" style:parent-style-name="Standard">
      <style:text-properties officeooo:paragraph-rsid="04dc5a75"/>
    </style:style>
    <style:style style:name="P4" style:family="paragraph" style:parent-style-name="Standard">
      <style:text-properties fo:font-size="11pt" officeooo:paragraph-rsid="04b93026" style:font-size-asian="11pt" style:font-size-complex="11pt"/>
    </style:style>
    <style:style style:name="P5" style:family="paragraph" style:parent-style-name="Standard">
      <style:text-properties fo:font-size="11pt" officeooo:rsid="04a191ac" officeooo:paragraph-rsid="04b93026" style:font-size-asian="11pt" style:font-size-complex="11pt"/>
    </style:style>
    <style:style style:name="P6" style:family="paragraph" style:parent-style-name="Nelson_20_Text">
      <style:text-properties fo:font-size="11pt" fo:font-weight="bold" style:font-size-asian="11pt" style:font-weight-asian="bold" style:font-size-complex="11pt" style:font-weight-complex="bold"/>
    </style:style>
    <style:style style:name="P7" style:family="paragraph" style:parent-style-name="Nelson_20_Text">
      <style:text-properties fo:font-size="11pt" style:font-size-asian="11pt" style:font-size-complex="11pt"/>
    </style:style>
    <style:style style:name="P8" style:family="paragraph" style:parent-style-name="Nelson_20_Text">
      <style:text-properties fo:font-size="11pt" officeooo:paragraph-rsid="04bac9ed" style:font-size-asian="11pt" style:font-size-complex="11pt"/>
    </style:style>
    <style:style style:name="P9" style:family="paragraph" style:parent-style-name="Nelson_20_Text">
      <style:text-properties officeooo:paragraph-rsid="04e908ff"/>
    </style:style>
    <style:style style:name="T1" style:family="text">
      <style:text-properties officeooo:rsid="00166542"/>
    </style:style>
    <style:style style:name="T2" style:family="text">
      <style:text-properties officeooo:rsid="04b95653"/>
    </style:style>
    <style:style style:name="T3" style:family="text">
      <style:text-properties officeooo:rsid="04bac9ed"/>
    </style:style>
    <style:style style:name="T4" style:family="text">
      <style:text-properties officeooo:rsid="04c50ba6"/>
    </style:style>
    <style:style style:name="T5" style:family="text">
      <style:text-properties officeooo:rsid="04d9baeb"/>
    </style:style>
    <style:style style:name="T6" style:family="text">
      <style:text-properties officeooo:rsid="04e330a7"/>
    </style:style>
    <style:style style:name="T7" style:family="text">
      <style:text-properties fo:font-size="11pt" style:font-size-asian="11pt" style:font-size-complex="11pt"/>
    </style:style>
    <style:style style:name="T8" style:family="text">
      <style:text-properties fo:font-size="11pt" officeooo:rsid="04b95653" style:font-size-asian="11pt" style:font-size-complex="11pt"/>
    </style:style>
    <style:style style:name="T9" style:family="text">
      <style:text-properties fo:font-size="11pt" officeooo:rsid="04bb0e07" style:font-size-asian="11pt" style:font-size-complex="11pt"/>
    </style:style>
    <style:style style:name="T10" style:family="text">
      <style:text-properties fo:font-size="11pt" officeooo:rsid="04e330a7" style:font-size-asian="11pt" style:font-size-complex="11pt"/>
    </style:style>
    <style:style style:name="T11" style:family="text">
      <style:text-properties fo:font-size="11pt" officeooo:rsid="04bbf5f5" style:font-size-asian="11pt" style:font-size-complex="11pt"/>
    </style:style>
    <style:style style:name="T12" style:family="text">
      <style:text-properties fo:font-size="11pt" officeooo:rsid="04dc5a75" style:font-size-asian="11pt" style:font-size-complex="11pt"/>
    </style:style>
    <style:style style:name="T13" style:family="text">
      <style:text-properties fo:font-size="11pt" officeooo:rsid="04e4a192" style:font-size-asian="11pt" style:font-size-complex="11pt"/>
    </style:style>
    <style:style style:name="T14" style:family="text">
      <style:text-properties fo:font-size="11pt" officeooo:rsid="04e5a44f" style:font-size-asian="11pt" style:font-size-complex="11pt"/>
    </style:style>
    <style:style style:name="T15" style:family="text">
      <style:text-properties fo:font-size="11pt" officeooo:rsid="04e71ad7" style:font-size-asian="11pt" style:font-size-complex="11pt"/>
    </style:style>
    <style:style style:name="T16" style:family="text">
      <style:text-properties fo:font-size="11pt" officeooo:rsid="04e908ff" style:font-size-asian="11pt" style:font-size-complex="11pt"/>
    </style:style>
    <style:style style:name="T17" style:family="text">
      <style:text-properties fo:font-size="11pt" officeooo:rsid="04eb2a8b"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Cher Savoir-Faire Linux</text:span>,</text:p>
      <text:p text:style-name="P7">Je viens tout juste de voir vo<text:span text:style-name="T6">s</text:span> offre<text:span text:style-name="T6">s</text:span> d'emploi <text:span text:style-name="T2">comme développeur web frontend web</text:span> <text:span text:style-name="T6">ainsi qu'administrateur Linux et c'est donc avec grand intérêt que je vous écris afin de vous proposer mes services, dans l'un ou l'autre des cas, ou même les deux si nécessaire</text:span>. <text:span text:style-name="T6">Je connais bien Savoir-Faire Linux car j'ai longtemps « milité » (si l'on peut le dire ainsi) pour la cause des logiciels libres et j'ai évidemment une grande admiration pour tout ce que vous avez fait au Québec depuis vos débuts. C'est donc avec grand enthousiasme que je vous invite à</text:span> consulter mon CV, <text:span text:style-name="T2">celui-ci</text:span> <text:span text:style-name="T1">contenant dans le même fichier PDF</text:span> mes lettres de références, <text:span text:style-name="T6">portfolio,</text:span> mais aussi <text:span text:style-name="T6">un lien vers </text:span>mon profil Linkedin (qui est disponible autant en français qu'en anglais) afin d'en découvrir beaucoup plus sur mon expérience, mes habiletés et compétences:</text:p>
      <text:p text:style-name="P4"/>
      <text:p text:style-name="P2"><text:a xlink:type="simple" xlink:href="http://www.linkedin.com/profile/view?locale=fr_FR&amp;id=95761230&amp;trk=tab_pro"><text:span text:style-name="T7">http://www.linkedin.com/profile/view?locale=fr_FR&amp;id=95761230&amp;trk=tab_pro</text:span></text:a></text:p>
      <text:p text:style-name="P4"/>
      <text:p text:style-name="Nelson_20_Text"><text:span text:style-name="T15">Comme je disait, je </text:span><text:span text:style-name="T8">suis moi aussi un grand passionné des logiciels libres et que j'ai utilisé Linux à temps plein depuis environ 1997. </text:span><text:span text:style-name="T16">J'ai utilisé pas mal toutes les distributions Linux principales, incluant Arch Linux qui est ma favorite.</text:span><text:span text:style-name="T8"> Celà fait des années que j</text:span><text:span text:style-name="T16">e</text:span><text:span text:style-name="T8"> fait activement la promotion </text:span><text:span text:style-name="T16">de Linux </text:span><text:span text:style-name="T8">sur plusieurs tribunes sur le web, et c'est ainsi entre autres que j'ai fondé le site de réseautage social « </text:span><text:a xlink:type="simple" xlink:href="http://geeksghetto.ning.com/"><text:span text:style-name="T8">Le Ghetto des Geeks</text:span></text:a><text:span text:style-name="T8"> » pour les mordus, aux alentours de 2006. Au fil des dix dernières années, j'ai administré quelques serveurs Debian et Ubuntu et beaucoup fait la promotion du logiciel libre en Chine, à Shanghai, auprès de plusieurs institutions scolaires et écoles primaires là-bas. J'ai d'ailleurs réussi à influencer et ainsi « convertir » quelques écoles des alentours ainsi que trois des campus auxquels j'étais en charge, d'utiliser Ubuntu et Edubuntu sur les postes de leur laboratoires informatique. Le campus où je travaillais a ainsi fait la transition vers Linux dès 2006 et économisé beaucoup d'argent en plus de résoudre leurs problèmes légaux (c'est qu'auparavant ils utilisaient surtout des versions piratées de Windows, comme beaucoup d'autres entreprises en Chine d'ailleurs) ainsi que le reste des problèmes évidents associés à l'utilisation de Windows (piratage, viruses, etc).</text:span></text:p>
      <text:p text:style-name="P8"><text:span text:style-name="T3">J'ai aussi agi comme précurseur du libre à l'école où j'étais basé, en y instaurant dès 2005 des systèmes administratifs basés sur le libre, serveurs Debian agissant comme serveurs de fichiers, serveurs web Apache avec site web basé sur Drupal, système d'enseignement à distance Moodle, serveur de courriel postfix/courier et bien plus. J'ai aussi développé à l'interne des systèmes d'administration web pour gérer les informations sur les étudiants en PHP et MySQL et aider les enseignants à préparer leurs plans de cours via une interface web. À plusieurs reprises les dirigeants de notre institution étaient prêts soit à pirater ou à débourser des milliers de dollars en logiciels Microsoft ou autres solutions propriétaires dispendieuses, mais j'ai su chaque fois les convaincre des avantages de passer plutôt au libre et je leur ait ainsi fait épargner énormément, en plus de les faire profiter de systèmes plus stables et plus performants, dont ils ont en plus l'accès au code source.</text:span></text:p>
      <text:p text:style-name="P9"><text:span text:style-name="T7">Après avoir travaillé </text:span><text:span text:style-name="T9">presque </text:span><text:span text:style-name="T7">10 ans en Chine, j'ai décidé </text:span><text:span text:style-name="T10">en 2012</text:span><text:span text:style-name="T7"> de revenir vivre plus près de mes proches au Québec. </text:span><text:span text:style-name="T10">J'habite maintenant</text:span><text:span text:style-name="T7"> à Montré</text:span><text:span text:style-name="T13">al</text:span><text:span text:style-name="T7">, </text:span><text:span text:style-name="T13">et j'aimerais vraiment trouver un travail </text:span><text:span text:style-name="T10">où je peux, </text:span><text:span text:style-name="T17">comme c'était le cas en Chine,</text:span><text:span text:style-name="T10"> à la fois exploiter mon talent </text:span><text:span text:style-name="T13">mais aussi le faire</text:span><text:span text:style-name="T10"> avec passion et enthousiasme, pour une entreprise </text:span><text:span text:style-name="T13">que j'admire et qui me permettrait de continuer à « militer » pour la cause des logiciels libres</text:span><text:span text:style-name="T10">.</text:span><text:span text:style-name="T14"> </text:span><text:span text:style-name="T16">J'ai aussi tout récemment acquis ma certification « Linux Essentials » et je compte bientôt acquérir les LPIC-1 et LPIC-2.</text:span><text:span text:style-name="T11"> Comme vous le constaterez dans mon CV j'ai plusieurs années d'expérience en tant que développeur web </text:span><text:span text:style-name="T13">(surtout frontend) et administrateur</text:span><text:span text:style-name="T11"> mais je suis aussi ouvert à toute autre</text:span><text:span text:style-name="T13">s</text:span><text:span text:style-name="T11"> position</text:span><text:span text:style-name="T13">s</text:span><text:span text:style-name="T11"> disponible</text:span><text:span text:style-name="T13">s qui sont</text:span><text:span text:style-name="T11"> compatible</text:span><text:span text:style-name="T13">s</text:span><text:span text:style-name="T11"> avec mes compétence</text:span><text:span text:style-name="T14">s, que ce soit pour donner de la formation, offrir des scéances d'informations sur les logiciels libres, etc.</text:span></text:p>
      <text:p text:style-name="P4"/>
      <text:p text:style-name="P4"><text:span text:style-name="T4">Merci pour votre attention, e</text:span>n espérant avoir de vos nouvelles <text:span text:style-name="T5">prochainement</text:span>,</text:p>
      <text:p text:style-name="P4"/>
      <text:p text:style-name="P5">David Gagnon</text:p>
      <text:p text:style-name="P3"><text:a xlink:type="simple" xlink:href="mailto:toogreen@gmail.com"><text:span text:style-name="T12">toogreen@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elson_20_Text" style:display-name="Nelson Text" style:family="paragraph" style:parent-style-name="Text_20_body">
      <style:paragraph-properties fo:margin-left="0cm" fo:margin-right="0cm" fo:margin-top="0.199cm" fo:margin-bottom="0.21cm" style:contextual-spacing="false" fo:text-indent="0.4cm" style:auto-text-indent="false"/>
    </style:style>
    <style:style style:name="Nelson_20_Titles" style:display-name="Nelson Titles" style:family="paragraph" style:parent-style-name="Nelson_20_Text">
      <style:paragraph-properties fo:margin-left="0cm" fo:margin-right="0cm" fo:margin-top="0cm" fo:margin-bottom="0.409cm" style:contextual-spacing="false" fo:text-indent="0cm" style:auto-text-indent="false"/>
      <style:text-properties fo:font-size="16pt" fo:font-weight="bold" style:font-size-asian="10.5pt"/>
    </style:style>
    <style:style style:name="Nelson_20_Subtitles" style:display-name="Nelson Subtitles" style:family="paragraph" style:parent-style-name="Nelson_20_Titles">
      <style:paragraph-properties fo:margin-left="0cm" fo:margin-right="0cm" fo:margin-top="0.6cm" fo:margin-bottom="0.31cm" style:contextual-spacing="false" fo:text-indent="0cm" style:auto-text-indent="false"/>
      <style:text-properties fo:font-size="14pt" style:font-size-asian="10.5pt"/>
    </style:style>
    <style:style style:name="Italique_20_pour_20_illustrations" style:display-name="Italique pour illustrations" style:family="paragraph" style:parent-style-name="Nelson_20_Text">
      <style:text-properties fo:font-size="9pt" fo:font-style="italic"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talique_20_pour_20_illustrations">
      <style:paragraph-properties fo:margin-left="0cm" fo:margin-right="0cm" fo:text-indent="0cm" style:auto-text-indent="false"/>
      <style:text-properties officeooo:rsid="03983100" officeooo:paragraph-rsid="03983100"/>
    </style:style>
    <style:page-layout style:name="Mpm1">
      <style:page-layout-properties fo:page-width="21.59cm" fo:page-height="27.94cm" style:num-format="1" style:print-orientation="portrait" fo:margin-top="1.45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7:38:16</meta:creation-date>
    <dc:date>2014-07-14T16:24:02.180442000</dc:date>
    <meta:editing-duration>P3DT2H42M1S</meta:editing-duration>
    <meta:editing-cycles>1223</meta:editing-cycles>
    <meta:generator>LibreOffice/4.2.3.3$MacOSX_X86_64 LibreOffice_project/882f8a0a489bc99a9e60c7905a60226254cb6ff0</meta:generator>
    <meta:document-statistic meta:table-count="0" meta:image-count="0" meta:object-count="0" meta:page-count="1" meta:paragraph-count="9" meta:word-count="673" meta:character-count="4249" meta:non-whitespace-character-count="3585"/>
  </office:meta>
</office:document-meta>
</file>